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Verdana" svg:font-family="Verdana"/>
    <style:font-face style:name="Ubuntu" svg:font-family="Ubuntu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cm" fo:margin-left="0.097cm" table:align="left" style:writing-mode="lr-tb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top" fo:padding="0.097cm" fo:border="1pt solid #000000"/>
    </style:style>
    <style:style style:name="Tabla2" style:family="table">
      <style:table-properties style:width="17cm" fo:margin-left="0.097cm" table:align="left" style:writing-mode="lr-tb"/>
    </style:style>
    <style:style style:name="Tabla2.A" style:family="table-column">
      <style:table-column-properties style:column-width="17cm"/>
    </style:style>
    <style:style style:name="Tabla2.A1" style:family="table-cell">
      <style:table-cell-properties style:vertical-align="top" fo:padding="0.097cm" fo:border="1pt solid #000000"/>
    </style:style>
    <style:style style:name="Tabla3" style:family="table">
      <style:table-properties style:width="17cm" fo:margin-left="0.097cm" table:align="left" style:writing-mode="lr-tb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top" fo:padding="0.097cm" fo:border="1pt solid #000000"/>
    </style:style>
    <style:style style:name="Tabla4" style:family="table">
      <style:table-properties style:width="17cm" fo:margin-left="0.097cm" table:align="left" style:writing-mode="lr-tb"/>
    </style:style>
    <style:style style:name="Tabla4.A" style:family="table-column">
      <style:table-column-properties style:column-width="17cm"/>
    </style:style>
    <style:style style:name="Tabla4.A1" style:family="table-cell">
      <style:table-cell-properties style:vertical-align="top" fo:padding="0.097cm" fo:border="1pt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</style:style>
    <style:style style:name="P5" style:family="paragraph" style:parent-style-name="Standard">
      <style:paragraph-properties fo:break-before="auto" fo:break-after="auto" style:writing-mode="lr-tb"/>
    </style:style>
    <style:style style:name="P6" style:family="paragraph" style:parent-style-name="Standard">
      <style:paragraph-properties fo:text-align="center" style:justify-single-word="false" fo:break-before="auto" fo:break-after="auto" style:writing-mode="lr-tb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P7" style:family="paragraph" style:parent-style-name="Standard">
      <style:paragraph-properties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break-before="auto" fo:break-after="auto" style:writing-mode="lr-tb"/>
      <style:text-properties fo:color="#8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break-before="auto" fo:break-after="auto" style:writing-mode="lr-tb"/>
      <style:text-properties fo:color="#000000" style:font-name="Arial" style:font-name-asian="Arial" style:font-name-complex="Arial"/>
    </style:style>
    <style:style style:name="P11" style:family="paragraph" style:parent-style-name="Standard">
      <style:paragraph-properties fo:margin-left="1.27cm" fo:margin-right="0cm" fo:text-indent="0cm" style:auto-text-indent="false" fo:break-before="auto" fo:break-after="auto" style:writing-mode="lr-tb"/>
      <style:text-properties fo:color="#000000" style:font-name="Arial" style:font-name-asian="Arial" style:font-name-complex="Arial"/>
    </style:style>
    <style:style style:name="P12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14" style:family="paragraph" style:parent-style-name="Standard" style:master-page-name="Standard">
      <style:paragraph-properties style:page-number="auto" fo:padding="0cm" fo:border-left="none" fo:border-right="none" fo:border-top="none" fo:border-bottom="1.5pt solid #808080"/>
    </style:style>
    <style:style style:name="P15" style:family="paragraph" style:parent-style-name="Standard">
      <style:paragraph-properties fo:break-before="auto" fo:break-after="auto" style:writing-mode="lr-tb"/>
    </style:style>
    <style:style style:name="P16" style:family="paragraph" style:parent-style-name="Standard">
      <style:paragraph-properties fo:break-before="auto" fo:break-after="auto" style:writing-mode="lr-tb"/>
      <style:text-properties fo:color="#8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break-before="auto" fo:break-after="auto" style:writing-mode="lr-tb"/>
      <style:text-properties fo:color="#000000" style:font-name="Arial" style:font-name-asian="Arial" style:font-name-complex="Arial"/>
    </style:style>
    <style:style style:name="P18" style:family="paragraph" style:parent-style-name="Standard">
      <style:paragraph-properties style:writing-mode="lr-tb"/>
    </style:style>
    <style:style style:name="P19" style:family="paragraph" style:parent-style-name="Standard" style:list-style-name="L1">
      <style:paragraph-properties style:writing-mode="lr-tb"/>
    </style:style>
    <style:style style:name="P20" style:family="paragraph" style:parent-style-name="Standard">
      <style:paragraph-properties style:writing-mode="lr-tb"/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21" style:family="paragraph" style:parent-style-name="Standard" style:list-style-name="L2">
      <style:paragraph-properties style:writing-mode="lr-tb"/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22" style:family="paragraph" style:parent-style-name="Standard">
      <style:paragraph-properties style:writing-mode="lr-tb"/>
      <style:text-properties fo:color="#8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style:writing-mode="lr-tb"/>
      <style:text-properties fo:color="#800000" fo:font-weight="bold" style:font-weight-asian="bold" style:font-weight-complex="bold"/>
    </style:style>
    <style:style style:name="P24" style:family="paragraph" style:parent-style-name="Standard"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left="2.54cm" fo:margin-right="0cm" fo:text-indent="-0.635cm" style:auto-text-indent="false" style:writing-mode="lr-tb"/>
    </style:style>
    <style:style style:name="P26" style:family="paragraph" style:parent-style-name="Standard">
      <style:paragraph-properties fo:break-before="page" style:writing-mode="lr-tb"/>
    </style:style>
    <style:style style:name="P27" style:family="paragraph" style:parent-style-name="Text_20_body" style:list-style-name=""/>
    <style:style style:name="P28" style:family="paragraph" style:parent-style-name="Text_20_body">
      <style:paragraph-properties fo:margin-left="3.81cm" fo:margin-right="0cm" fo:text-indent="-3.048cm" style:auto-text-indent="false" style:writing-mode="lr-tb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">
      <style:paragraph-properties fo:margin-left="1.27cm" fo:margin-right="0cm" fo:text-indent="0cm" style:auto-text-indent="false"/>
      <style:text-properties style:font-name="arial"/>
    </style:style>
    <style:style style:name="P30" style:family="paragraph" style:parent-style-name="Heading_20_2">
      <style:paragraph-properties fo:break-before="auto" fo:break-after="auto" style:writing-mode="lr-tb"/>
    </style:style>
    <style:style style:name="P31" style:family="paragraph" style:parent-style-name="Heading_20_2">
      <style:paragraph-properties style:writing-mode="lr-tb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paragraph-properties fo:text-align="center" style:justify-single-word="false" fo:break-before="auto" fo:break-after="auto" style:writing-mode="lr-tb"/>
    </style:style>
    <style:style style:name="P33" style:family="paragraph" style:parent-style-name="Heading_20_1">
      <style:paragraph-properties fo:text-align="center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8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00000" style:font-name="Arial" style:font-name-asian="Arial" style:font-name-complex="Arial"/>
    </style:style>
    <style:style style:name="T9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000000" style:font-name="Arial" fo:font-size="14pt" style:font-name-asian="Arial" style:font-size-asian="14pt" style:font-name-complex="Arial" style:font-size-complex="14pt"/>
    </style:style>
    <style:style style:name="T11" style:family="text">
      <style:text-properties fo:color="#000000" style:font-name="Arial" fo:font-weight="bold" style:font-name-asian="Arial" style:font-name-complex="Arial"/>
    </style:style>
    <style:style style:name="T12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13" style:family="text">
      <style:text-properties fo:color="#000000" style:font-name="Arial" fo:font-style="italic" fo:font-weight="bold" style:font-name-asian="Arial" style:font-name-complex="Arial"/>
    </style:style>
    <style:style style:name="T14" style:family="text">
      <style:text-properties fo:color="#000000" style:font-name="Arial" fo:font-style="italic" fo:font-weight="bold" style:font-name-asian="Arial" style:font-weight-asian="bold" style:font-name-complex="Arial" style:font-weight-complex="bold"/>
    </style:style>
    <style:style style:name="T15" style:family="text">
      <style:text-properties fo:color="#000000" style:font-name="Arial" fo:font-style="italic" fo:font-weight="normal" style:font-name-asian="Arial" style:font-weight-asian="normal" style:font-name-complex="Arial" style:font-weight-complex="normal"/>
    </style:style>
    <style:style style:name="T16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1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333333" style:text-line-through-style="none" style:font-name="Arial" fo:font-style="normal" style:text-underline-style="none" fo:font-weight="normal" fo:background-color="#ffffff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variant="normal" fo:text-transform="none" style:font-name="arial" fo:font-style="normal" fo:font-weight="normal"/>
    </style:style>
    <style:style style:name="T20" style:family="text">
      <style:text-properties style:font-name="Courier 10 Pitch" fo:font-style="normal" style:font-style-asian="normal" style:font-style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<text:span text:style-name="T5">SSV</text:span><text:span text:style-name="T5">. </text:span><text:span text:style-name="T5">IES</text:span><text:span text:style-name="T5"> </text:span><text:span text:style-name="T5">Haría</text:span></text:p>
      <text:p text:style-name="P4"><text:span text:style-name="T5">UT7. Actividad 3</text:span></text:p>
      <text:p text:style-name="P6"/>
      <text:p text:style-name="P6"/>
      <text:p text:style-name="P6"/>
      <text:p text:style-name="P6"/>
      <text:p text:style-name="P6"/>
      <text:h text:style-name="P32" text:outline-level="10"><text:span text:style-name="T6">Instalación de OSX en VirtualBox</text:span></text:h>
      <text:h text:style-name="P33" text:outline-level="10"/>
      <text:h text:style-name="P33" text:outline-level="10"/>
      <text:h text:style-name="P33" text:outline-level="10"/>
      <text:h text:style-name="P33" text:outline-level="10"/>
      <text:h text:style-name="P33" text:outline-level="10"/>
      <text:p text:style-name="P8"/>
      <text:p text:style-name="P7"/>
      <text:p text:style-name="P7"/>
      <text:p text:style-name="P26"><text:span text:style-name="T7">Objetivo</text:span><text:span text:style-name="T7"> </text:span><text:span text:style-name="T7">de</text:span><text:span text:style-name="T7"> </text:span><text:span text:style-name="T7">la</text:span><text:span text:style-name="T7"> </text:span><text:span text:style-name="T7">actividad</text:span></text:p>
      <text:p text:style-name="P9"/>
      <text:p text:style-name="P5"><text:span text:style-name="T8">Realizar el proceso de configuración de VirtualBox para instalar una máquina Virtual de OSX. Realizar el proceso de instalación de OSX. </text:span></text:p>
      <text:p text:style-name="P5"><text:span text:style-name="T7"/></text:p>
      <text:p text:style-name="P18"><text:span text:style-name="T7">Advertencia</text:span></text:p>
      <text:p text:style-name="P18"><text:span text:style-name="T9"/></text:p>
      <text:p text:style-name="P24"><text:span text:style-name="T8">La licencia de MacOSX no permite su ejecución en hardware no certificado por la compañía Apple. Esta actividad se realiza con fines educativos.</text:span></text:p>
      <text:p text:style-name="P11"/>
      <text:p text:style-name="P9">Tarea</text:p>
      <text:p text:style-name="P5"><text:span text:style-name="T8">Seguir los pasos necesarios para configurar una máquina virtual para OSX e instalarle dicho sistema operativo. Cuando termines guarda el documento y entrégalo en el aula virtual.</text:span></text:p>
      <text:p text:style-name="P10"/>
      <text:p text:style-name="P9">Documentación</text:p>
      <text:p text:style-name="P22"/>
      <text:list xml:id="list1627911483" text:style-name="L2">
        <text:list-item>
          <text:p text:style-name="P21"><text:a xlink:type="simple" xlink:href="http://johncomputersystem.wordpress.com/2012/03/17/instalar-mac-os-x-snow-leopard-en-virtualbox-desde-windows/">http://johncomputersystem.wordpress.com/2012/03/17/instalar-mac-os-x-snow-leopard-en-virtualbox-desde-windows/</text:a></text:p>
        </text:list-item>
        <text:list-item>
          <text:p text:style-name="P21"><text:a xlink:type="simple" xlink:href="http://www.marlonj.com/blog/2011/07/instalacion-macosx-10-6-x-en-virtualbox-4-x/">http://www.marlonj.com/blog/2011/07/instalacion-macosx-10-6-x-en-virtualbox-4-x/</text:a></text:p>
        </text:list-item>
        <text:list-item>
          <text:p text:style-name="P21"><text:a xlink:type="simple" xlink:href="http://www.sysprobs.com/increase-mac-os-virtual-machine-screen-resolution-virtualbox-vmware-player">http://www.sysprobs.com/increase-mac-os-virtual-machine-screen-resolution-virtualbox-vmware-player</text:a></text:p>
        </text:list-item>
      </text:list>
      <text:p text:style-name="P20"/>
      <text:h text:style-name="P30" text:outline-level="10"><text:bookmark-start text:name="h.x2fg2sdockye"/>1.<text:bookmark-end text:name="h.x2fg2sdockye"/> Creación de la máquina virtual</text:h>
      <text:p text:style-name="P10"/>
      <text:p text:style-name="P5"><text:span text:style-name="T8">Crea una máquina Virtual con las siguientes características:</text:span></text:p>
      <text:list xml:id="list950623179" text:style-name="L1">
        <text:list-item>
          <text:p text:style-name="P19"><text:span text:style-name="T8">Nombre: osx</text:span></text:p>
        </text:list-item>
        <text:list-item>
          <text:p text:style-name="P19"><text:span text:style-name="T8">RAM: 2GB</text:span></text:p>
        </text:list-item>
        <text:list-item>
          <text:p text:style-name="P19"><text:span text:style-name="T8">Opciones del asistente por defecto.</text:span></text:p>
        </text:list-item>
        <text:list-item>
          <text:p text:style-name="P19"><text:span text:style-name="T8">EFI habilitado</text:span></text:p>
        </text:list-item>
        <text:list-item>
          <text:p text:style-name="P19"><text:span text:style-name="T8">Habilitar Hardware de Virtualización</text:span></text:p>
          <text:list>
            <text:list-item>
              <text:p text:style-name="P25"><text:span text:style-name="T8">VT-x / AMD-v</text:span></text:p>
            </text:list-item>
            <text:list-item>
              <text:p text:style-name="P25"><text:span text:style-name="T8">Paginación anidada</text:span></text:p>
            </text:list-item>
          </text:list>
        </text:list-item>
        <text:list-item>
          <text:p text:style-name="P19"><text:span text:style-name="T8">Memoria de video: 128MB</text:span></text:p>
        </text:list-item>
      </text:list>
      <text:p text:style-name="P18"><text:span text:style-name="T8"/></text:p>
      <text:p text:style-name="P18"><text:span text:style-name="T8">Copia la Imagen ISO del CD de instalación de OSX en tu disco duro y conéctalo como DVD virtual a la máquina virtual de OSX</text:span></text:p>
      <text:p text:style-name="P18"><text:span text:style-name="T8"/></text:p>
      <text:p text:style-name="P23"><text:span text:style-name="T4">Mientras se copia la imagen ISO, investiga:</text:span></text:p>
      <text:p text:style-name="P18"><text:span text:style-name="T8"/></text:p>
      <text:p text:style-name="P18"><text:span text:style-name="T8">Para que se pueda instalar OSX en VirtualBox el equipo huéspedes ha de soportar Hardware de Virtualización y tenerlo habilitado en la BIOS. Intel y AMD han desarrollado independientemente extensiones de virtualización a la arquitectura x86. No son directamente compatibles entre sí, pero proporcionan las mismas funciones</text:span></text:p>
      <text:p text:style-name="P18"><text:span text:style-name="T8"/></text:p>
      <text:p text:style-name="P18"><text:span text:style-name="T8">Explica brevemente en que consiste dicha tecnología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"/>
          </table:table-cell>
        </table:table-row>
      </table:table>
      <text:p text:style-name="P18"><text:span text:style-name="T8"/></text:p>
      <text:p text:style-name="P18"><text:span text:style-name="T8">Como puedo averiguar en Ubuntu/Linux si mi equipo soporta hardware de virtualización: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"/>
          </table:table-cell>
        </table:table-row>
      </table:table>
      <text:p text:style-name="P18"><text:soft-page-break/><text:span text:style-name="T8"/></text:p>
      <text:p text:style-name="P18"><text:span text:style-name="T8">Explica brevemente en que consiste EFI (</text:span><text:span text:style-name="T16">Interfaz Extensible del Firmware, </text:span><text:span text:style-name="T15">Extensible Firmware Interface</text:span><text:span text:style-name="T16">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"/>
          </table:table-cell>
        </table:table-row>
      </table:table>
      <text:p text:style-name="P18"><text:span text:style-name="T16"/></text:p>
      <text:h text:style-name="P30" text:outline-level="10"><text:bookmark-start text:name="h.x2fg2sdockye1"/><text:span text:style-name="T8">2</text:span><text:bookmark-end text:name="h.x2fg2sdockye1"/><text:span text:style-name="T8">. Instalación de OSX</text:span></text:h>
      <text:p text:style-name="P18"><text:span text:style-name="T8"/></text:p>
      <text:p text:style-name="P18"><text:span text:style-name="T8">Arranca la máquina virtual.</text:span></text:p>
      <text:p text:style-name="P18"><text:span text:style-name="T8"/></text:p>
      <text:p text:style-name="P18"><text:span text:style-name="T8">Realiza el proceso de instalación (te puedes guiar del primer enlace de la documentación)</text:span></text:p>
      <text:p text:style-name="P18"><text:span text:style-name="T8"/></text:p>
      <text:p text:style-name="P18"><text:span text:style-name="T8">Cuando termine la primera parte de la instalación no olvides extraer el DVD virtual.</text:span></text:p>
      <text:p text:style-name="P18"><text:span text:style-name="T8"/></text:p>
      <text:p text:style-name="P18"><text:span text:style-name="T8">Cuando hayas terminado la instalación inserta una captura de pantalla en la que se vea la máquina virtual de OSX ejecutándose y un terminal en el que aparezca tu nombre 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8"/></text:p>
            <text:p text:style-name="P3"/>
          </table:table-cell>
        </table:table-row>
      </table:table>
      <text:p text:style-name="P5"/>
      <text:h text:style-name="P30" text:outline-level="10">3<text:bookmark-start text:name="h.x2fg2sdockye2"/>.<text:bookmark-end text:name="h.x2fg2sdockye2"/> Aumentando la resolución de Video de la máquina virtual</text:h>
      <text:h text:style-name="P31" text:outline-level="10">Con la máquina virtual de OSX apagada, abre un terminal de Ubuntu y ejecuta:</text:h>
      <text:h text:style-name="P28" text:outline-level="10"><text:span text:style-name="Strong_20_Emphasis"><text:span text:style-name="Emphasis"><text:span text:style-name="T20">$ VBoxManage setextradata “osx” VBoxInternal2/EfiGopMode 3</text:span></text:span></text:span></text:h>
      <text:h text:style-name="P27" text:outline-level="10"><text:span text:style-name="Emphasis"><text:span text:style-name="T19">Don 3 es el tipo de resolución que queremos aplicar a la máquina virtual. Otros valores posibles son:</text:span></text:span></text:h>
      <text:h text:style-name="P29" text:outline-level="10">0 – 640×480<text:line-break/>1 – 800×600<text:line-break/>2 – 1024×768<text:line-break/>3 – 1280×1024<text:line-break/>4 – 1440×900</text:h>
      <text:h text:style-name="P31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" svg:font-family="Tahoma"/>
    <style:font-face style:name="Verdana" svg:font-family="Verdana"/>
    <style:font-face style:name="Ubuntu" svg:font-family="Ubuntu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212cm" fo:break-before="auto" fo:break-after="auto" style:writing-mode="lr-tb"/>
      <style:text-properties style:font-name="Arial" fo:font-size="14pt" style:font-name-asian="Arial" style:font-size-asian="14pt" style:font-name-complex="Arial" style:font-size-complex="14pt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1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2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3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4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5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6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7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3Level8" style:family="text">
      <style:text-properties fo:color="#000000" style:text-line-through-style="none" style:font-name="Arial" fo:font-size="12pt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List4Level0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2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3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5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6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7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4Level8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0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1Level0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1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2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3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4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5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6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7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1Level8" style:family="text">
      <style:text-properties fo:color="#ff0000" style:text-line-through-styl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0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1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2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3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4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5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6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7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2Level8" style:family="text"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4Level0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274e13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1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2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3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4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5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6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7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6Level8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0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1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2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3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4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5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6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7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7Level8" style:family="text">
      <style:text-properties fo:color="#0000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1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1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1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1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1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1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1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1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2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2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2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2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2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2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2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2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3.17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3.175cm"/>
        <style:text-properties style:font-name="Arial"/>
      </text:list-level-style-bullet>
      <text:list-level-style-bullet text:level="3" text:style-name="List5Level2" text:bullet-char="■">
        <style:list-level-properties text:min-label-width="6.35cm" text:min-label-distance="2.85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3.17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3.175cm"/>
        <style:text-properties style:font-name="Arial"/>
      </text:list-level-style-bullet>
      <text:list-level-style-bullet text:level="6" text:style-name="List5Level5" text:bullet-char="■">
        <style:list-level-properties text:min-label-width="10.16cm" text:min-label-distance="2.85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3.17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3.175cm"/>
        <style:text-properties style:font-name="Arial"/>
      </text:list-level-style-bullet>
      <text:list-level-style-bullet text:level="9" text:style-name="List5Level8" text:bullet-char="■">
        <style:list-level-properties text:min-label-width="13.97cm" text:min-label-distance="2.85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6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6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6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6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6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6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6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6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9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9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9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9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9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9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9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9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10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10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10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10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10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10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10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10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13Level1" text:bullet-char="●">
        <style:list-level-properties text:space-before="1.905cm"/>
        <style:text-properties fo:font-family="Verdana" style:font-family-generic="swiss"/>
      </text:list-level-style-bullet>
      <text:list-level-style-bullet text:level="3" text:style-name="List13Level2" text:bullet-char="●">
        <style:list-level-properties text:min-label-width="2.54cm" fo:text-align="end"/>
        <style:text-properties fo:font-family="Verdana" style:font-family-generic="swiss"/>
      </text:list-level-style-bullet>
      <text:list-level-style-bullet text:level="4" text:style-name="List13Level3" text:bullet-char="●">
        <style:list-level-properties text:space-before="4.445cm"/>
        <style:text-properties fo:font-family="Verdana" style:font-family-generic="swiss"/>
      </text:list-level-style-bullet>
      <text:list-level-style-bullet text:level="5" text:style-name="List13Level4" text:bullet-char="●">
        <style:list-level-properties text:space-before="5.715cm"/>
        <style:text-properties fo:font-family="Verdana" style:font-family-generic="swiss"/>
      </text:list-level-style-bullet>
      <text:list-level-style-bullet text:level="6" text:style-name="List13Level5" text:bullet-char="●">
        <style:list-level-properties text:min-label-width="4.445cm" fo:text-align="end"/>
        <style:text-properties fo:font-family="Verdana" style:font-family-generic="swiss"/>
      </text:list-level-style-bullet>
      <text:list-level-style-bullet text:level="7" text:style-name="List13Level6" text:bullet-char="●">
        <style:list-level-properties text:space-before="8.255cm"/>
        <style:text-properties fo:font-family="Verdana" style:font-family-generic="swiss"/>
      </text:list-level-style-bullet>
      <text:list-level-style-bullet text:level="8" text:style-name="List13Level7" text:bullet-char="●">
        <style:list-level-properties text:space-before="9.525cm"/>
        <style:text-properties fo:font-family="Verdana" style:font-family-generic="swiss"/>
      </text:list-level-style-bullet>
      <text:list-level-style-bullet text:level="9" text:style-name="List13Level8" text:bullet-char="●">
        <style:list-level-properties text:min-label-width="6.35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6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6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6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6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6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6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style:font-name="Arial" fo:font-size="8pt" style:font-name-asian="Arial" style:font-size-asian="8pt" style:font-name-complex="Arial" style:font-size-complex="8pt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T4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-UT7. Actividad 3</text:span><text:span text:style-name="MT2"><text:tab/></text:span><text:span text:style-name="MT3">Instalación de OSX en VirtualBox</text:span><text:span text:style-name="MT4"><text:tab/></text:span><draw:frame draw:style-name="Mfr1" draw:name="gráficos1" text:anchor-type="as-char" svg:width="2.17cm" svg:height="0.767cm" draw:z-index="2"><draw:image xlink:href="Pictures/10000201000001930000008D0A7970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ivan </dc:creator>
    <meta:editing-cycles>3</meta:editing-cycles>
    <dc:date>2012-05-03T12:11:57</dc:date>
    <meta:editing-duration>PT32M20S</meta:editing-duration>
    <meta:document-statistic meta:table-count="4" meta:image-count="1" meta:object-count="0" meta:page-count="3" meta:paragraph-count="40" meta:word-count="389" meta:character-count="2649" meta:non-whitespace-character-count="2307"/>
  </office:meta>
</office:document-meta>
</file>